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A00004809000027CA791B0589.wmf"/>
  <manifest:file-entry manifest:media-type="" manifest:full-path="Pictures/2000001D000047EF000027CAAF6C1D9D.wm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middle" draw:auto-grow-height="true" draw:auto-grow-width="false" fo:min-height="2.805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8.553cm" draw:shadow="hidden"/>
    </style:style>
    <style:style style:name="pr3" style:family="presentation" style:parent-style-name="Title1-title">
      <style:graphic-properties draw:fill-color="#ffffff" fo:min-height="2.555cm"/>
    </style:style>
    <style:style style:name="pr4" style:family="presentation" style:parent-style-name="Title1-subtitle">
      <style:graphic-properties draw:fill-color="#ffffff" fo:min-height="12.322cm"/>
    </style:style>
    <style:style style:name="pr5" style:family="presentation" style:parent-style-name="Title1-notes">
      <style:graphic-properties draw:fill-color="#ffffff" draw:auto-grow-height="true" fo:min-height="8.5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T1" style:family="text">
      <style:text-properties fo:color="#4d4d4d" fo:font-size="32pt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4d4d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Intro" draw:style-name="dp1" draw:master-page-name="Title1" presentation:presentation-page-layout-name="AL1T0">
        <draw:frame presentation:style-name="pr1" draw:text-style-name="P2" draw:layer="layout" svg:width="21.801cm" svg:height="2.805cm" svg:x="0.699cm" svg:y="5cm" presentation:class="title" presentation:user-transformed="true">
          <draw:text-box>
            <text:p text:style-name="P1"><text:span text:style-name="T1">Rule Engine concepts part 2</text:span><text:span text:style-name="T1"><text:line-break/></text:span><text:span text:style-name="T1">RETE </text:span></text:p>
          </draw:text-box>
        </draw:frame>
        <presentation:notes draw:style-name="dp2">
          <draw:page-thumbnail draw:layer="layout" svg:width="10.116cm" svg:height="7.585cm" svg:x="1.676cm" svg:y="0cm" draw:page-number="1"/>
          <draw:frame presentation:style-name="pr2" draw:text-style-name="P1" draw:layer="layout" svg:width="21.907cm" svg:height="8.553cm" svg:x="1.882cm" svg:y="9.087cm" presentation:class="notes">
            <draw:text-box>
              <text:p text:style-name="P1">This module introduces the RETE algorithm and how it applies to the previous modules concepts. There is also a quick lab showing how to see the some of these concepts in action in some rule examples.</text:p>
              <text:p text:style-name="P1"/>
            </draw:text-box>
          </draw:frame>
        </presentation:notes>
      </draw:page>
      <draw:page draw:name="page2" draw:style-name="dp3" draw:master-page-name="Title1" presentation:presentation-page-layout-name="AL1T0">
        <draw:frame presentation:style-name="pr3" draw:layer="layout" svg:width="21.801cm" svg:height="2.555cm" svg:x="0.846cm" svg:y="7.322cm" presentation:class="title" presentation:placeholder="true">
          <draw:text-box/>
        </draw:frame>
        <draw:frame presentation:style-name="pr4" draw:layer="layout" svg:width="22.859cm" svg:height="12.322cm" svg:x="1.27cm" svg:y="4.582cm" presentation:class="subtitle" presentation:placeholder="true">
          <draw:text-box/>
        </draw:frame>
        <presentation:notes draw:style-name="dp2">
          <draw:page-thumbnail draw:style-name="gr1" draw:layer="layout" svg:width="10.112cm" svg:height="7.586cm" svg:x="1.68cm" svg:y="-0.001cm" draw:page-number="2" presentation:class="page"/>
          <draw:frame presentation:style-name="pr5" draw:text-style-name="P1" draw:layer="layout" svg:width="21.907cm" svg:height="8.553cm" svg:x="1.882cm" svg:y="9.08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2="1" draw:dots2-length="0.072cm" draw:distance="0.054cm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fo:font-weight="bold" style:font-family-asian="'MS Mincho'" style:font-pitch-asian="variable" style:language-asian="none" style:country-asian="none" style:font-size-complex="24.7000007629395pt" style:font-weight-complex="bold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4d4d4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Arial" style:font-family-generic="swiss" style:font-pitch="variable" fo:font-size="19pt" fo:font-style="normal" fo:text-shadow="none" style:text-underline-style="none" fo:font-weight="bold" style:font-family-asian="'MS Gothic'" style:font-pitch-asian="variable" style:font-size-asian="19pt" style:font-style-asian="normal" style:font-weight-asian="normal" style:font-family-complex="Tahoma" style:font-pitch-complex="variable" style:font-size-complex="19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">
            <style:text-properties fo:font-family="Wingdings" style:font-pitch="variable" style:font-charset="x-symbol" fo:color="#4d4d4d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">
            <style:list-level-properties text:min-label-width="0.952cm"/>
            <style:text-properties fo:font-family="Wingdings" style:font-pitch="variable" style:font-charset="x-symbol" fo:color="#1d4888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d4888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4d4d4d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Arial" style:font-family-generic="swiss" style:font-pitch="variable" fo:font-size="19pt" fo:font-style="normal" fo:text-shadow="none" style:text-underline-style="none" fo:font-weight="bold" style:font-family-asian="'MS Gothic'" style:font-pitch-asian="variable" style:font-size-asian="19pt" style:font-style-asian="normal" style:font-weight-asian="normal" style:font-family-complex="Tahoma" style:font-pitch-complex="variable" style:font-size-complex="19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">
            <style:text-properties fo:font-family="Wingdings" style:font-pitch="variable" style:font-charset="x-symbol" fo:color="#4d4d4d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">
            <style:list-level-properties text:min-label-width="0.952cm"/>
            <style:text-properties fo:font-family="Wingdings" style:font-pitch="variable" style:font-charset="x-symbol" fo:color="#1d4888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d4888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65cm" fo:page-height="19.26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0.96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0.963cm"/>
    </style:style>
    <style:style style:name="gr3" style:family="graphic" style:parent-style-name="standard">
      <style:graphic-properties draw:stroke="solid" svg:stroke-width="0.026cm" svg:stroke-color="#1d4888" draw:stroke-linejoin="miter" draw:fill="solid" draw:fill-color="#1d488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649fdc" draw:stroke-linejoin="miter" draw:fill="solid" draw:fill-color="#649fd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dash" draw:stroke-dash="Dash_20_2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18cm" svg:stroke-color="#1d488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26cm" svg:stroke-color="#f87824" draw:stroke-linejoin="miter" draw:fill="solid" draw:fill-color="#f87824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84%" text:enable-numbering="false" fo:text-indent="0cm" style:punctuation-wrap="hanging" style:line-break="strict"/>
    </style:style>
    <style:style style:name="P8" style:family="paragraph">
      <style:paragraph-properties fo:margin-left="0cm" fo:margin-right="0cm" fo:line-height="93%" fo:text-align="center" text:enable-numbering="false" fo:text-indent="0cm" style:punctuation-wrap="hanging" style:line-break="strict"/>
    </style:style>
    <style:style style:name="P9" style:family="paragraph">
      <style:paragraph-properties fo:margin-left="0cm" fo:margin-right="0cm" fo:line-height="86%" text:enable-numbering="false" fo:text-indent="0cm" style:punctuation-wrap="hanging" style:line-break="strict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8pt" style:font-size-asian="8pt" style:font-size-complex="8pt"/>
    </style:style>
    <style:style style:name="T3" style:family="text">
      <style:text-properties fo:color="#0066cc" fo:font-family="Arial" style:font-family-generic="swiss" style:font-pitch="variable" fo:font-size="20pt" fo:font-weight="bold" style:font-size-asian="20pt" style:font-size-complex="20pt"/>
    </style:style>
    <style:style style:name="T4" style:family="text">
      <style:text-properties fo:color="#1d4888" fo:font-size="10pt" fo:font-weight="bold" style:font-size-asian="10pt" style:font-size-complex="10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129cm" svg:height="3.846cm" svg:x="2.565cm" svg:y="3.806cm" draw:page-number="1"/>
      <draw:page-thumbnail draw:layer="backgroundobjects" svg:width="5.129cm" svg:height="3.846cm" svg:x="10.26cm" svg:y="3.806cm"/>
      <draw:page-thumbnail draw:layer="backgroundobjects" svg:width="5.129cm" svg:height="3.846cm" svg:x="17.955cm" svg:y="3.806cm"/>
      <draw:page-thumbnail draw:layer="backgroundobjects" svg:width="5.129cm" svg:height="3.846cm" svg:x="2.565cm" svg:y="11.606cm"/>
      <draw:page-thumbnail draw:layer="backgroundobjects" svg:width="5.129cm" svg:height="3.846cm" svg:x="10.26cm" svg:y="11.606cm"/>
      <draw:page-thumbnail draw:layer="backgroundobjects" svg:width="5.129cm" svg:height="3.846cm" svg:x="17.955cm" svg:y="11.606cm"/>
      <draw:frame draw:style-name="gr1" draw:text-style-name="P2" draw:layer="backgroundobjects" svg:width="11.131cm" svg:height="0.962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1.131cm" svg:height="0.962cm" svg:x="14.518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1.131cm" svg:height="0.962cm" svg:x="0cm" svg:y="18.297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1.131cm" svg:height="0.962cm" svg:x="14.518cm" svg:y="18.297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5" draw:layer="backgroundobjects" svg:width="24.192cm" svg:height="0.432cm" svg:x="0.013cm" svg:y="1.385cm">
        <text:p text:style-name="P1"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5" draw:layer="backgroundobjects" svg:width="24.192cm" svg:height="0.428cm" svg:x="0.013cm" svg:y="1.865cm">
        <text:p text:style-name="P1"/>
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5" draw:layer="backgroundobjects" svg:width="24.157cm" svg:height="0.427cm" svg:x="0.013cm" svg:y="18.111cm">
        <text:p text:style-name="P1"/>
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3" draw:text-style-name="P5" draw:layer="backgroundobjects" svg:width="24.161cm" svg:height="0.433cm" svg:x="0.013cm" svg:y="18.591cm">
        <text:p text:style-name="P1"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5" draw:text-style-name="P6" draw:layer="backgroundobjects" svg:x1="23.702cm" svg:y1="18.093cm" svg:x2="23.707cm" svg:y2="19.019cm">
        <text:p text:style-name="P1"/>
      </draw:line>
      <draw:g>
        <draw:custom-shape draw:style-name="gr6" draw:text-style-name="P5" draw:layer="backgroundobjects" svg:width="5.398cm" svg:height="0.423cm" svg:x="0cm" svg:y="18.565cm">
          <text:p text:style-name="P1"/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5.398cm" svg:height="0.579cm" svg:x="0cm" svg:y="18.565cm">
          <text:p text:style-name="P7"><text:span text:style-name="T2">© JBoss, Inc.</text:span></text:p>
          <draw:enhanced-geometry svg:viewBox="0 0 21600 21600" draw:type="mso-spt202" draw:enhanced-path="M 0 0 L 21600 0 21600 21600 0 21600 0 0 Z N"/>
        </draw:custom-shape>
      </draw:g>
      <draw:line draw:style-name="gr5" draw:text-style-name="P6" draw:layer="backgroundobjects" svg:x1="23.702cm" svg:y1="1.31cm" svg:x2="23.707cm" svg:y2="2.311cm">
        <text:p text:style-name="P1"/>
      </draw:line>
      <draw:line draw:style-name="gr8" draw:text-style-name="P6" draw:layer="backgroundobjects" svg:x1="23.702cm" svg:y1="2.311cm" svg:x2="23.707cm" svg:y2="18.111cm">
        <text:p text:style-name="P1"/>
      </draw:line>
      <draw:custom-shape draw:style-name="gr9" draw:text-style-name="P5" draw:layer="backgroundobjects" svg:width="17.864cm" svg:height="0.432cm" svg:x="6.301cm" svg:y="0cm">
        <text:p text:style-name="P1"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5" draw:text-style-name="P6" draw:layer="backgroundobjects" svg:x1="23.702cm" svg:y1="0.004cm" svg:x2="23.707cm" svg:y2="0.441cm">
        <text:p text:style-name="P1"/>
      </draw:line>
      <draw:line draw:style-name="gr8" draw:text-style-name="P6" draw:layer="backgroundobjects" svg:x1="23.702cm" svg:y1="0.512cm" svg:x2="23.707cm" svg:y2="1.31cm">
        <text:p text:style-name="P1"/>
      </draw:line>
      <draw:custom-shape draw:style-name="gr10" draw:text-style-name="P5" draw:layer="backgroundobjects" svg:width="1.217cm" svg:height="0.805cm" svg:x="24.183cm" svg:y="18.177cm">
        <text:p text:style-name="P8"><text:span text:style-name="T3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gr7" draw:text-style-name="P5" draw:layer="backgroundobjects" svg:width="5.08cm" svg:height="0.655cm" svg:x="18.838cm" svg:y="1.786cm">
        <text:p text:style-name="P9"><text:span text:style-name="T4">Professional Open Source™</text:span></text:p>
        <draw:enhanced-geometry svg:viewBox="0 0 21600 21600" draw:type="mso-spt202" draw:enhanced-path="M 0 0 L 21600 0 21600 21600 0 21600 0 0 Z N"/>
      </draw:custom-shape>
      <draw:frame presentation:style-name="Default-outline1" draw:layer="backgroundobjects" svg:width="23.283cm" svg:height="15.241cm" svg:x="0.211cm" svg:y="2.752cm" presentation:class="outline" presentation:placeholder="true">
        <draw:text-box/>
      </draw:frame>
      <draw:frame presentation:style-name="Default-title" draw:layer="backgroundobjects" svg:width="21.59cm" svg:height="1.065cm" svg:x="1.27cm" svg:y="0.355cm" presentation:class="title" presentation:placeholder="true">
        <draw:text-box/>
      </draw:frame>
      <draw:frame draw:style-name="gr11" draw:text-style-name="P6" draw:layer="backgroundobjects" svg:width="3.387cm" svg:height="1.87cm" svg:x="0.423cm" svg:y="0.035cm">
        <draw:image xlink:href="Pictures/2000001D000047EF000027CAAF6C1D9D.wmf" xlink:type="simple" xlink:show="embed" xlink:actuate="onLoad">
          <text:p text:style-name="P1"/>
        </draw:image>
      </draw:frame>
      <presentation:notes style:page-layout-name="PM0">
        <draw:rect draw:style-name="gr12" draw:text-style-name="P10" draw:layer="backgroundobjects" svg:width="25.65cm" svg:height="19.26cm" svg:x="0cm" svg:y="0cm">
          <text:p text:style-name="P1"/>
        </draw:rect>
        <draw:custom-shape draw:style-name="gr13" draw:text-style-name="P5" draw:layer="backgroundobjects" svg:width="25.651cm" svg:height="19.262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backgroundobjects" svg:width="25.651cm" svg:height="19.262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backgroundobjects" svg:width="25.651cm" svg:height="19.262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0.112cm" svg:height="7.586cm" svg:x="1.68cm" svg:y="-0.001cm" presentation:class="page"/>
        <draw:frame presentation:style-name="Default-notes" draw:layer="backgroundobjects" svg:width="21.907cm" svg:height="8.552cm" svg:x="1.882cm" svg:y="9.087cm" presentation:class="notes" presentation:placeholder="true">
          <draw:text-box/>
        </draw:frame>
      </presentation:notes>
    </style:master-page>
    <style:master-page style:name="Title1" style:page-layout-name="PM1" draw:style-name="dp1">
      <draw:custom-shape draw:style-name="gr3" draw:text-style-name="P5" draw:layer="backgroundobjects" svg:width="24.192cm" svg:height="0.432cm" svg:x="0.013cm" svg:y="1.385cm">
        <text:p text:style-name="P1"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5" draw:layer="backgroundobjects" svg:width="24.192cm" svg:height="0.428cm" svg:x="0.013cm" svg:y="1.865cm">
        <text:p text:style-name="P1"/>
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4" draw:text-style-name="P5" draw:layer="backgroundobjects" svg:width="24.157cm" svg:height="0.427cm" svg:x="0.013cm" svg:y="18.111cm">
        <text:p text:style-name="P1"/>
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gr3" draw:text-style-name="P5" draw:layer="backgroundobjects" svg:width="24.161cm" svg:height="0.433cm" svg:x="0.013cm" svg:y="18.591cm">
        <text:p text:style-name="P1"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5" draw:text-style-name="P6" draw:layer="backgroundobjects" svg:x1="23.702cm" svg:y1="18.093cm" svg:x2="23.707cm" svg:y2="19.019cm">
        <text:p text:style-name="P1"/>
      </draw:line>
      <draw:g>
        <draw:custom-shape draw:style-name="gr6" draw:text-style-name="P5" draw:layer="backgroundobjects" svg:width="5.398cm" svg:height="0.423cm" svg:x="0cm" svg:y="18.565cm">
          <text:p text:style-name="P1"/>
          <draw:enhanced-geometry svg:viewBox="0 0 21600 21600" draw:path-stretchpoint-x="10800" draw:path-stretchpoint-y="10800" draw:text-areas="?f3 ?f4 ?f5 ?f6" draw:type="round-rectangle" draw:modifiers="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5.398cm" svg:height="0.579cm" svg:x="0cm" svg:y="18.565cm">
          <text:p text:style-name="P7"><text:span text:style-name="T2">© JBoss, Inc.</text:span></text:p>
          <draw:enhanced-geometry svg:viewBox="0 0 21600 21600" draw:type="mso-spt202" draw:enhanced-path="M 0 0 L 21600 0 21600 21600 0 21600 0 0 Z N"/>
        </draw:custom-shape>
      </draw:g>
      <draw:line draw:style-name="gr5" draw:text-style-name="P6" draw:layer="backgroundobjects" svg:x1="23.702cm" svg:y1="1.31cm" svg:x2="23.707cm" svg:y2="2.311cm">
        <text:p text:style-name="P1"/>
      </draw:line>
      <draw:line draw:style-name="gr8" draw:text-style-name="P6" draw:layer="backgroundobjects" svg:x1="23.702cm" svg:y1="2.311cm" svg:x2="23.707cm" svg:y2="18.111cm">
        <text:p text:style-name="P1"/>
      </draw:line>
      <draw:custom-shape draw:style-name="gr9" draw:text-style-name="P5" draw:layer="backgroundobjects" svg:width="17.864cm" svg:height="0.432cm" svg:x="6.301cm" svg:y="0cm">
        <text:p text:style-name="P1"/>
        <draw:enhanced-geometry svg:viewBox="0 0 21600 21600" draw:path-stretchpoint-x="10800" draw:path-stretchpoint-y="10800" draw:text-areas="?f3 ?f4 ?f5 ?f6" draw:type="round-rectangle" draw:modifiers="22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gr5" draw:text-style-name="P6" draw:layer="backgroundobjects" svg:x1="23.702cm" svg:y1="0.004cm" svg:x2="23.707cm" svg:y2="0.441cm">
        <text:p text:style-name="P1"/>
      </draw:line>
      <draw:line draw:style-name="gr8" draw:text-style-name="P6" draw:layer="backgroundobjects" svg:x1="23.702cm" svg:y1="0.512cm" svg:x2="23.707cm" svg:y2="1.31cm">
        <text:p text:style-name="P1"/>
      </draw:line>
      <draw:custom-shape draw:style-name="gr10" draw:text-style-name="P5" draw:layer="backgroundobjects" svg:width="1.217cm" svg:height="0.805cm" svg:x="24.183cm" svg:y="18.177cm">
        <text:p text:style-name="P8"><text:span text:style-name="T3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style-name="gr7" draw:text-style-name="P5" draw:layer="backgroundobjects" svg:width="5.08cm" svg:height="0.655cm" svg:x="18.838cm" svg:y="1.786cm">
        <text:p text:style-name="P9"><text:span text:style-name="T4">Professional Open Source™</text:span></text:p>
        <draw:enhanced-geometry svg:viewBox="0 0 21600 21600" draw:type="mso-spt202" draw:enhanced-path="M 0 0 L 21600 0 21600 21600 0 21600 0 0 Z N"/>
      </draw:custom-shape>
      <draw:frame draw:style-name="gr11" draw:text-style-name="P6" draw:layer="backgroundobjects" svg:width="3.387cm" svg:height="1.87cm" svg:x="0.423cm" svg:y="0.035cm">
        <draw:image xlink:href="Pictures/2000002A00004809000027CA791B0589.wmf" xlink:type="simple" xlink:show="embed" xlink:actuate="onLoad">
          <text:p text:style-name="P1"/>
        </draw:image>
      </draw:frame>
      <draw:frame presentation:style-name="Title1-title" draw:layer="backgroundobjects" svg:width="21.801cm" svg:height="2.805cm" svg:x="0.846cm" svg:y="7.197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12" draw:text-style-name="P10" draw:layer="backgroundobjects" svg:width="25.65cm" svg:height="19.26cm" svg:x="0cm" svg:y="0cm">
          <text:p text:style-name="P1"/>
        </draw:rect>
        <draw:custom-shape draw:style-name="gr13" draw:text-style-name="P5" draw:layer="backgroundobjects" svg:width="25.651cm" svg:height="19.262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backgroundobjects" svg:width="25.651cm" svg:height="19.262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backgroundobjects" svg:width="25.651cm" svg:height="19.262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0.112cm" svg:height="7.586cm" svg:x="1.68cm" svg:y="-0.001cm" presentation:class="page"/>
        <draw:frame presentation:style-name="Title1-notes" draw:layer="backgroundobjects" svg:width="21.907cm" svg:height="8.552cm" svg:x="1.882cm" svg:y="9.08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dc:title>Advanced O/R Mapping</dc:title>
    <meta:creation-date>2006-05-25T10:43:04</meta:creation-date>
    <dc:creator>Michael Neale</dc:creator>
    <dc:date>2006-06-19T16:40:30</dc:date>
    <meta:print-date>2004-07-17T20:26:04</meta:print-date>
    <dc:language>en-US</dc:language>
    <meta:editing-cycles>622</meta:editing-cycles>
    <meta:editing-duration>P6DT2H56M41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